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85.2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<text:span text:style-name="T1">z</text:span><text:span text:style-name="T2">abs</text:span> = 0.39916 (C II 903.9)</text:p>
          </table:table-cell>
          <table:covered-table-cell/>
          <table:table-cell table:style-name="ce2" office:value-type="string" calcext:value-type="string">
            <text:p>(Revised and final)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2" office:value-type="string" calcext:value-type="string" table:number-columns-spanned="4" table:number-rows-spanned="1">
            <text:p>From vpfit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 calcext:value-type="string">
            <text:p>Ion</text:p>
          </table:table-cell>
          <table:table-cell table:style-name="ce2" office:value-type="string" calcext:value-type="string">
            <text:p>w (mA)</text:p>
          </table:table-cell>
          <table:table-cell table:style-name="ce2" office:value-type="string" calcext:value-type="string">
            <text:p>sigma_w (mA)</text:p>
          </table:table-cell>
          <table:table-cell table:style-name="ce2" office:value-type="string" calcext:value-type="string">
            <text:p>Na (cm^-2)</text:p>
          </table:table-cell>
          <table:table-cell table:style-name="ce2" office:value-type="string" calcext:value-type="string">
            <text:p>sigma_Na (cm^-2)</text:p>
          </table:table-cell>
          <table:table-cell table:style-name="ce2" office:value-type="string" calcext:value-type="string">
            <text:p>v (km/s)</text:p>
          </table:table-cell>
          <table:table-cell table:style-name="ce2" office:value-type="string" calcext:value-type="string">
            <text:p>b (km/s)</text:p>
          </table:table-cell>
          <table:table-cell table:style-name="ce2" office:value-type="string" calcext:value-type="string">
            <text:p>sigma_b (km/s)</text:p>
          </table:table-cell>
          <table:table-cell table:style-name="ce2" office:value-type="string" calcext:value-type="string">
            <text:p>Na (cm^-2)</text:p>
          </table:table-cell>
          <table:table-cell table:style-name="ce2" office:value-type="string" calcext:value-type="string">
            <text:p>sigma_Na (cm^-2)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H I 1215 <text:s text:c="2"/></text:p>
          </table:table-cell>
          <table:table-cell office:value-type="float" office:value="788.53479" calcext:value-type="float">
            <text:p>788.53479</text:p>
          </table:table-cell>
          <table:table-cell office:value-type="float" office:value="19.114935" calcext:value-type="float">
            <text:p>19.114935</text:p>
          </table:table-cell>
          <table:table-cell office:value-type="string" calcext:value-type="string">
            <text:p>&gt;14.4</text:p>
          </table:table-cell>
          <table:table-cell office:value-type="float" office:value="2665.3048" calcext:value-type="float">
            <text:p>2665.3048</text:p>
          </table:table-cell>
          <table:table-cell office:value-type="string" calcext:value-type="string">
            <text:p>[-130,1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1025 <text:s text:c="2"/></text:p>
          </table:table-cell>
          <table:table-cell office:value-type="float" office:value="503.20923" calcext:value-type="float">
            <text:p>503.20923</text:p>
          </table:table-cell>
          <table:table-cell office:value-type="float" office:value="11.81045" calcext:value-type="float">
            <text:p>11.81045</text:p>
          </table:table-cell>
          <table:table-cell office:value-type="string" calcext:value-type="string">
            <text:p>&gt;15.2</text:p>
          </table:table-cell>
          <table:table-cell office:value-type="float" office:value="0.14270489" calcext:value-type="float">
            <text:p>0.14270489</text:p>
          </table:table-cell>
          <table:table-cell office:value-type="string" calcext:value-type="string">
            <text:p>[-130,1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72 <text:s text:c="3"/></text:p>
          </table:table-cell>
          <table:table-cell office:value-type="float" office:value="361.17139" calcext:value-type="float">
            <text:p>361.17139</text:p>
          </table:table-cell>
          <table:table-cell office:value-type="float" office:value="9.4720831" calcext:value-type="float">
            <text:p>9.4720831</text:p>
          </table:table-cell>
          <table:table-cell office:value-type="string" calcext:value-type="string">
            <text:p>&gt;15.5</text:p>
          </table:table-cell>
          <table:table-cell office:value-type="float" office:value="0.084977394" calcext:value-type="float">
            <text:p>0.084977394</text:p>
          </table:table-cell>
          <table:table-cell office:value-type="string" calcext:value-type="string">
            <text:p>[-130,1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49 <text:s text:c="3"/></text:p>
          </table:table-cell>
          <table:table-cell office:value-type="float" office:value="314.86438" calcext:value-type="float">
            <text:p>314.86438</text:p>
          </table:table-cell>
          <table:table-cell office:value-type="float" office:value="9.6304083" calcext:value-type="float">
            <text:p>9.6304083</text:p>
          </table:table-cell>
          <table:table-cell office:value-type="string" calcext:value-type="string">
            <text:p>&gt;15.8</text:p>
          </table:table-cell>
          <table:table-cell office:value-type="float" office:value="0.067590194" calcext:value-type="float">
            <text:p>0.067590194</text:p>
          </table:table-cell>
          <table:table-cell office:value-type="string" calcext:value-type="string">
            <text:p>[-130,1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37 <text:s text:c="3"/></text:p>
          </table:table-cell>
          <table:table-cell office:value-type="float" office:value="280.63998" calcext:value-type="float">
            <text:p>280.63998</text:p>
          </table:table-cell>
          <table:table-cell office:value-type="float" office:value="16.879967" calcext:value-type="float">
            <text:p>16.879967</text:p>
          </table:table-cell>
          <table:table-cell office:value-type="string" calcext:value-type="string">
            <text:p>&gt;15.9</text:p>
          </table:table-cell>
          <table:table-cell office:value-type="float" office:value="0.1132975" calcext:value-type="float">
            <text:p>0.1132975</text:p>
          </table:table-cell>
          <table:table-cell office:value-type="string" calcext:value-type="string">
            <text:p>[-130,1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30 <text:s text:c="3"/></text:p>
          </table:table-cell>
          <table:table-cell office:value-type="float" office:value="-3517.7109" calcext:value-type="float">
            <text:p>-3517.7109</text:p>
          </table:table-cell>
          <table:table-cell office:value-type="float" office:value="28.135469" calcext:value-type="float">
            <text:p>28.135469</text:p>
          </table:table-cell>
          <table:table-cell office:value-type="string" calcext:value-type="string">
            <text:p>NaN</text:p>
          </table:table-cell>
          <table:table-cell office:value-type="float" office:value="-0.00053762968" calcext:value-type="float">
            <text:p>-0.00053762968</text:p>
          </table:table-cell>
          <table:table-cell office:value-type="string" calcext:value-type="string">
            <text:p>[-130,1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26 <text:s text:c="3"/></text:p>
          </table:table-cell>
          <table:table-cell office:value-type="float" office:value="245.45602" calcext:value-type="float">
            <text:p>245.45602</text:p>
          </table:table-cell>
          <table:table-cell office:value-type="float" office:value="9.5863962" calcext:value-type="float">
            <text:p>9.5863962</text:p>
          </table:table-cell>
          <table:table-cell office:value-type="float" office:value="16.294679" calcext:value-type="float">
            <text:p>16.294679</text:p>
          </table:table-cell>
          <table:table-cell office:value-type="float" office:value="0.033389307" calcext:value-type="float">
            <text:p>0.033389307</text:p>
          </table:table-cell>
          <table:table-cell office:value-type="string" calcext:value-type="string">
            <text:p>[-130,110]</text:p>
          </table:table-cell>
          <table:table-cell table:number-columns-repeated="4"/>
          <table:table-cell office:value-type="string" calcext:value-type="string">
            <text:p>Contaminated by emission lines</text:p>
          </table:table-cell>
        </table:table-row>
        <table:table-row table:style-name="ro2">
          <table:table-cell office:value-type="string" calcext:value-type="string">
            <text:p>H I 923 <text:s text:c="3"/></text:p>
          </table:table-cell>
          <table:table-cell office:value-type="float" office:value="200.26189" calcext:value-type="float">
            <text:p>200.26189</text:p>
          </table:table-cell>
          <table:table-cell office:value-type="float" office:value="7.5681553" calcext:value-type="float">
            <text:p>7.5681553</text:p>
          </table:table-cell>
          <table:table-cell office:value-type="float" office:value="16.354483" calcext:value-type="float">
            <text:p>16.354483</text:p>
          </table:table-cell>
          <table:table-cell office:value-type="float" office:value="0.026966557" calcext:value-type="float">
            <text:p>0.026966557</text:p>
          </table:table-cell>
          <table:table-cell office:value-type="string" calcext:value-type="string">
            <text:p>[-9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20 <text:s text:c="3"/></text:p>
          </table:table-cell>
          <table:table-cell office:value-type="float" office:value="202.24727" calcext:value-type="float">
            <text:p>202.24727</text:p>
          </table:table-cell>
          <table:table-cell office:value-type="float" office:value="8.5029974" calcext:value-type="float">
            <text:p>8.5029974</text:p>
          </table:table-cell>
          <table:table-cell office:value-type="float" office:value="16.503253" calcext:value-type="float">
            <text:p>16.503253</text:p>
          </table:table-cell>
          <table:table-cell office:value-type="float" office:value="0.03286603" calcext:value-type="float">
            <text:p>0.03286603</text:p>
          </table:table-cell>
          <table:table-cell office:value-type="string" calcext:value-type="string">
            <text:p>[-9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9 <text:s text:c="3"/></text:p>
          </table:table-cell>
          <table:table-cell office:value-type="float" office:value="182.03847" calcext:value-type="float">
            <text:p>182.03847</text:p>
          </table:table-cell>
          <table:table-cell office:value-type="float" office:value="10.534495" calcext:value-type="float">
            <text:p>10.534495</text:p>
          </table:table-cell>
          <table:table-cell office:value-type="float" office:value="16.539241" calcext:value-type="float">
            <text:p>16.539241</text:p>
          </table:table-cell>
          <table:table-cell office:value-type="float" office:value="0.04010685" calcext:value-type="float">
            <text:p>0.04010685</text:p>
          </table:table-cell>
          <table:table-cell office:value-type="string" calcext:value-type="string">
            <text:p>[-9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8 <text:s text:c="3"/></text:p>
          </table:table-cell>
          <table:table-cell office:value-type="float" office:value="172.27391" calcext:value-type="float">
            <text:p>172.27391</text:p>
          </table:table-cell>
          <table:table-cell office:value-type="float" office:value="10.624761" calcext:value-type="float">
            <text:p>10.624761</text:p>
          </table:table-cell>
          <table:table-cell office:value-type="float" office:value="16.640926" calcext:value-type="float">
            <text:p>16.640926</text:p>
          </table:table-cell>
          <table:table-cell office:value-type="float" office:value="0.04285522" calcext:value-type="float">
            <text:p>0.04285522</text:p>
          </table:table-cell>
          <table:table-cell office:value-type="string" calcext:value-type="string">
            <text:p>[-9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7 <text:s text:c="3"/></text:p>
          </table:table-cell>
          <table:table-cell office:value-type="float" office:value="146.78632" calcext:value-type="float">
            <text:p>146.78632</text:p>
          </table:table-cell>
          <table:table-cell office:value-type="float" office:value="10.91488" calcext:value-type="float">
            <text:p>10.91488</text:p>
          </table:table-cell>
          <table:table-cell office:value-type="float" office:value="16.67675" calcext:value-type="float">
            <text:p>16.67675</text:p>
          </table:table-cell>
          <table:table-cell office:value-type="float" office:value="0.043044273" calcext:value-type="float">
            <text:p>0.043044273</text:p>
          </table:table-cell>
          <table:table-cell office:value-type="string" calcext:value-type="string">
            <text:p>[-9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6.4 <text:s/></text:p>
          </table:table-cell>
          <table:table-cell office:value-type="float" office:value="159.62129" calcext:value-type="float">
            <text:p>159.62129</text:p>
          </table:table-cell>
          <table:table-cell office:value-type="float" office:value="10.847659" calcext:value-type="float">
            <text:p>10.847659</text:p>
          </table:table-cell>
          <table:table-cell office:value-type="float" office:value="16.814716" calcext:value-type="float">
            <text:p>16.814716</text:p>
          </table:table-cell>
          <table:table-cell office:value-type="float" office:value="0.041960572" calcext:value-type="float">
            <text:p>0.041960572</text:p>
          </table:table-cell>
          <table:table-cell office:value-type="string" calcext:value-type="string">
            <text:p>[-9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5.8 <text:s/></text:p>
          </table:table-cell>
          <table:table-cell office:value-type="float" office:value="120.23562" calcext:value-type="float">
            <text:p>120.23562</text:p>
          </table:table-cell>
          <table:table-cell office:value-type="float" office:value="10.102622" calcext:value-type="float">
            <text:p>10.102622</text:p>
          </table:table-cell>
          <table:table-cell office:value-type="float" office:value="16.690875" calcext:value-type="float">
            <text:p>16.690875</text:p>
          </table:table-cell>
          <table:table-cell office:value-type="float" office:value="0.033268395" calcext:value-type="float">
            <text:p>0.033268395</text:p>
          </table:table-cell>
          <table:table-cell office:value-type="string" calcext:value-type="string">
            <text:p>[-6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5.3 <text:s/></text:p>
          </table:table-cell>
          <table:table-cell office:value-type="float" office:value="143.83545" calcext:value-type="float">
            <text:p>143.83545</text:p>
          </table:table-cell>
          <table:table-cell office:value-type="float" office:value="9.6785135" calcext:value-type="float">
            <text:p>9.6785135</text:p>
          </table:table-cell>
          <table:table-cell office:value-type="float" office:value="16.890423" calcext:value-type="float">
            <text:p>16.890423</text:p>
          </table:table-cell>
          <table:table-cell office:value-type="float" office:value="0.032892661" calcext:value-type="float">
            <text:p>0.032892661</text:p>
          </table:table-cell>
          <table:table-cell office:value-type="string" calcext:value-type="string">
            <text:p>[-60,5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4.9 <text:s/></text:p>
          </table:table-cell>
          <table:table-cell office:value-type="float" office:value="215.94704" calcext:value-type="float">
            <text:p>215.94704</text:p>
          </table:table-cell>
          <table:table-cell office:value-type="float" office:value="9.913187" calcext:value-type="float">
            <text:p>9.913187</text:p>
          </table:table-cell>
          <table:table-cell office:value-type="float" office:value="17.131754" calcext:value-type="float">
            <text:p>17.131754</text:p>
          </table:table-cell>
          <table:table-cell office:value-type="float" office:value="0.02885239" calcext:value-type="float">
            <text:p>0.02885239</text:p>
          </table:table-cell>
          <table:table-cell office:value-type="string" calcext:value-type="string">
            <text:p>[-60,75]</text:p>
          </table:table-cell>
          <table:table-cell table:number-columns-repeated="4"/>
          <table:table-cell office:value-type="string" calcext:value-type="string">
            <text:p>914.9 very close by</text:p>
          </table:table-cell>
        </table:table-row>
        <table:table-row table:style-name="ro2">
          <table:table-cell office:value-type="string" calcext:value-type="string">
            <text:p>H I 914.5 <text:s/></text:p>
          </table:table-cell>
          <table:table-cell office:value-type="float" office:value="91.607918" calcext:value-type="float">
            <text:p>91.607918</text:p>
          </table:table-cell>
          <table:table-cell office:value-type="float" office:value="8.9006166" calcext:value-type="float">
            <text:p>8.9006166</text:p>
          </table:table-cell>
          <table:table-cell office:value-type="float" office:value="16.784168" calcext:value-type="float">
            <text:p>16.784168</text:p>
          </table:table-cell>
          <table:table-cell office:value-type="float" office:value="0.033183738" calcext:value-type="float">
            <text:p>0.033183738</text:p>
          </table:table-cell>
          <table:table-cell office:value-type="string" calcext:value-type="string">
            <text:p>[-50,30]</text:p>
          </table:table-cell>
          <table:table-cell table:number-columns-repeated="4"/>
          <table:table-cell office:value-type="string" calcext:value-type="string">
            <text:p>Contamination</text:p>
          </table:table-cell>
        </table:table-row>
        <table:table-row table:style-name="ro2">
          <table:table-cell office:value-type="string" calcext:value-type="string">
            <text:p>H I 914.2 <text:s/></text:p>
          </table:table-cell>
          <table:table-cell office:value-type="float" office:value="83.677826" calcext:value-type="float">
            <text:p>83.677826</text:p>
          </table:table-cell>
          <table:table-cell office:value-type="float" office:value="8.5381889" calcext:value-type="float">
            <text:p>8.5381889</text:p>
          </table:table-cell>
          <table:table-cell office:value-type="float" office:value="16.797386" calcext:value-type="float">
            <text:p>16.797386</text:p>
          </table:table-cell>
          <table:table-cell office:value-type="float" office:value="0.032751605" calcext:value-type="float">
            <text:p>0.032751605</text:p>
          </table:table-cell>
          <table:table-cell office:value-type="string" calcext:value-type="string">
            <text:p>[-50,3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4.0 <text:s/></text:p>
          </table:table-cell>
          <table:table-cell office:value-type="float" office:value="101.85059" calcext:value-type="float">
            <text:p>101.85059</text:p>
          </table:table-cell>
          <table:table-cell office:value-type="float" office:value="7.9509869" calcext:value-type="float">
            <text:p>7.9509869</text:p>
          </table:table-cell>
          <table:table-cell office:value-type="float" office:value="16.971964" calcext:value-type="float">
            <text:p>16.971964</text:p>
          </table:table-cell>
          <table:table-cell office:value-type="float" office:value="0.025566694" calcext:value-type="float">
            <text:p>0.025566694</text:p>
          </table:table-cell>
          <table:table-cell office:value-type="string" calcext:value-type="string">
            <text:p>[-50,30]</text:p>
          </table:table-cell>
          <table:table-cell table:number-columns-repeated="4"/>
          <table:table-cell office:value-type="string" calcext:value-type="string">
            <text:p>Boundary of higher Lyman lines is ambiguous</text:p>
          </table:table-cell>
        </table:table-row>
        <table:table-row table:style-name="ro2">
          <table:table-cell office:value-type="string" calcext:value-type="string">
            <text:p>H I 913.8 <text:s/></text:p>
          </table:table-cell>
          <table:table-cell office:value-type="float" office:value="56.521877" calcext:value-type="float">
            <text:p>56.521877</text:p>
          </table:table-cell>
          <table:table-cell office:value-type="float" office:value="5.7783108" calcext:value-type="float">
            <text:p>5.7783108</text:p>
          </table:table-cell>
          <table:table-cell office:value-type="float" office:value="16.762867" calcext:value-type="float">
            <text:p>16.762867</text:p>
          </table:table-cell>
          <table:table-cell office:value-type="float" office:value="0.024950934" calcext:value-type="float">
            <text:p>0.024950934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3.6 <text:s/></text:p>
          </table:table-cell>
          <table:table-cell office:value-type="string" calcext:value-type="string">
            <text:p>&lt;16</text:p>
          </table:table-cell>
          <table:table-cell office:value-type="float" office:value="15.975982" calcext:value-type="float">
            <text:p>15.975982</text:p>
          </table:table-cell>
          <table:table-cell office:value-type="string" calcext:value-type="string">
            <text:p>&lt;16.2</text:p>
          </table:table-cell>
          <table:table-cell office:value-type="float" office:value="16.188601" calcext:value-type="float">
            <text:p>16.188601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3.4 <text:s/></text:p>
          </table:table-cell>
          <table:table-cell office:value-type="string" calcext:value-type="string">
            <text:p>&lt;18</text:p>
          </table:table-cell>
          <table:table-cell office:value-type="float" office:value="17.971575" calcext:value-type="float">
            <text:p>17.971575</text:p>
          </table:table-cell>
          <table:table-cell office:value-type="string" calcext:value-type="string">
            <text:p>&lt;16.4</text:p>
          </table:table-cell>
          <table:table-cell office:value-type="float" office:value="16.306818" calcext:value-type="float">
            <text:p>16.306818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3.3 <text:s/></text:p>
          </table:table-cell>
          <table:table-cell office:value-type="string" calcext:value-type="string">
            <text:p>&lt;17</text:p>
          </table:table-cell>
          <table:table-cell office:value-type="float" office:value="16.370281" calcext:value-type="float">
            <text:p>16.370281</text:p>
          </table:table-cell>
          <table:table-cell office:value-type="string" calcext:value-type="string">
            <text:p>&lt;16.4</text:p>
          </table:table-cell>
          <table:table-cell office:value-type="float" office:value="16.304211" calcext:value-type="float">
            <text:p>16.304211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3.2 <text:s/></text:p>
          </table:table-cell>
          <table:table-cell office:value-type="string" calcext:value-type="string">
            <text:p>&lt;17</text:p>
          </table:table-cell>
          <table:table-cell office:value-type="float" office:value="16.501478" calcext:value-type="float">
            <text:p>16.501478</text:p>
          </table:table-cell>
          <table:table-cell office:value-type="string" calcext:value-type="string">
            <text:p>&lt;16.4</text:p>
          </table:table-cell>
          <table:table-cell office:value-type="float" office:value="16.349188" calcext:value-type="float">
            <text:p>16.349188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3.1 <text:s/></text:p>
          </table:table-cell>
          <table:table-cell office:value-type="string" calcext:value-type="string">
            <text:p>&lt;17</text:p>
          </table:table-cell>
          <table:table-cell office:value-type="float" office:value="16.446217" calcext:value-type="float">
            <text:p>16.446217</text:p>
          </table:table-cell>
          <table:table-cell office:value-type="string" calcext:value-type="string">
            <text:p>&lt;16.5</text:p>
          </table:table-cell>
          <table:table-cell office:value-type="float" office:value="16.444746" calcext:value-type="float">
            <text:p>16.444746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3.0 <text:s/></text:p>
          </table:table-cell>
          <table:table-cell office:value-type="string" calcext:value-type="string">
            <text:p>&lt;17</text:p>
          </table:table-cell>
          <table:table-cell office:value-type="float" office:value="16.433025" calcext:value-type="float">
            <text:p>16.433025</text:p>
          </table:table-cell>
          <table:table-cell office:value-type="string" calcext:value-type="string">
            <text:p>&lt;16.5</text:p>
          </table:table-cell>
          <table:table-cell office:value-type="float" office:value="16.444492" calcext:value-type="float">
            <text:p>16.444492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2.9 <text:s/></text:p>
          </table:table-cell>
          <table:table-cell office:value-type="string" calcext:value-type="string">
            <text:p>&lt;18</text:p>
          </table:table-cell>
          <table:table-cell office:value-type="float" office:value="17.023834" calcext:value-type="float">
            <text:p>17.023834</text:p>
          </table:table-cell>
          <table:table-cell office:value-type="string" calcext:value-type="string">
            <text:p>&lt;16.6</text:p>
          </table:table-cell>
          <table:table-cell office:value-type="float" office:value="16.517908" calcext:value-type="float">
            <text:p>16.517908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2.8 <text:s/></text:p>
          </table:table-cell>
          <table:table-cell office:value-type="string" calcext:value-type="string">
            <text:p>&lt;18</text:p>
          </table:table-cell>
          <table:table-cell office:value-type="float" office:value="17.976347" calcext:value-type="float">
            <text:p>17.976347</text:p>
          </table:table-cell>
          <table:table-cell office:value-type="string" calcext:value-type="string">
            <text:p>&lt;16.7</text:p>
          </table:table-cell>
          <table:table-cell office:value-type="float" office:value="16.608574" calcext:value-type="float">
            <text:p>16.608574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2.76 </text:p>
          </table:table-cell>
          <table:table-cell office:value-type="string" calcext:value-type="string">
            <text:p>&lt;18</text:p>
          </table:table-cell>
          <table:table-cell office:value-type="float" office:value="17.968821" calcext:value-type="float">
            <text:p>17.968821</text:p>
          </table:table-cell>
          <table:table-cell office:value-type="string" calcext:value-type="string">
            <text:p>&lt;16.7</text:p>
          </table:table-cell>
          <table:table-cell office:value-type="float" office:value="16.687639" calcext:value-type="float">
            <text:p>16.687639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2.70 </text:p>
          </table:table-cell>
          <table:table-cell office:value-type="string" calcext:value-type="string">
            <text:p>&lt;18</text:p>
          </table:table-cell>
          <table:table-cell office:value-type="float" office:value="17.87303" calcext:value-type="float">
            <text:p>17.87303</text:p>
          </table:table-cell>
          <table:table-cell office:value-type="string" calcext:value-type="string">
            <text:p>&lt;16.7</text:p>
          </table:table-cell>
          <table:table-cell office:value-type="float" office:value="16.685381" calcext:value-type="float">
            <text:p>16.685381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912.6 <text:s/></text:p>
          </table:table-cell>
          <table:table-cell office:value-type="string" calcext:value-type="string">
            <text:p>&lt;18</text:p>
          </table:table-cell>
          <table:table-cell office:value-type="float" office:value="17.457752" calcext:value-type="float">
            <text:p>17.457752</text:p>
          </table:table-cell>
          <table:table-cell office:value-type="string" calcext:value-type="string">
            <text:p>&lt;16.8</text:p>
          </table:table-cell>
          <table:table-cell office:value-type="float" office:value="16.772137" calcext:value-type="float">
            <text:p>16.772137</text:p>
          </table:table-cell>
          <table:table-cell office:value-type="string" calcext:value-type="string">
            <text:p>[-30,1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 I <text:s/></text:p>
          </table:table-cell>
          <table:table-cell table:number-columns-repeated="2"/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/>
          <table:table-cell office:value-type="float" office:value="24.41906" calcext:value-type="float">
            <text:p>24.41906</text:p>
          </table:table-cell>
          <table:table-cell office:value-type="float" office:value="0.35597" calcext:value-type="float">
            <text:p>0.35597</text:p>
          </table:table-cell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/>
        </table:table-row>
        <table:table-row table:style-name="ro2">
          <table:table-cell office:value-type="string" calcext:value-type="string">
            <text:p>He I 584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e I 537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 II 903.9 </text:p>
          </table:table-cell>
          <table:table-cell office:value-type="float" office:value="82.295395" calcext:value-type="float">
            <text:p>82.295395</text:p>
          </table:table-cell>
          <table:table-cell office:value-type="float" office:value="8.554615" calcext:value-type="float">
            <text:p>8.554615</text:p>
          </table:table-cell>
          <table:table-cell office:value-type="float" office:value="13.641818" calcext:value-type="float">
            <text:p>13.641818</text:p>
          </table:table-cell>
          <table:table-cell office:value-type="float" office:value="0.027168419" calcext:value-type="float">
            <text:p>0.027168419</text:p>
          </table:table-cell>
          <table:table-cell office:value-type="string" calcext:value-type="string">
            <text:p>[-50,60]</text:p>
          </table:table-cell>
          <table:table-cell table:number-columns-repeated="4"/>
          <table:table-cell office:value-type="string" calcext:value-type="string">
            <text:p>Cannot take -100 to 100 km/s because the other signals are very close by</text:p>
          </table:table-cell>
        </table:table-row>
        <table:table-row table:style-name="ro2">
          <table:table-cell office:value-type="string" calcext:value-type="string">
            <text:p>C II 903.6 </text:p>
          </table:table-cell>
          <table:table-cell office:value-type="float" office:value="56.690018" calcext:value-type="float">
            <text:p>56.690018</text:p>
          </table:table-cell>
          <table:table-cell office:value-type="float" office:value="8.5313272" calcext:value-type="float">
            <text:p>8.5313272</text:p>
          </table:table-cell>
          <table:table-cell office:value-type="float" office:value="13.735003" calcext:value-type="float">
            <text:p>13.735003</text:p>
          </table:table-cell>
          <table:table-cell office:value-type="float" office:value="0.034091677" calcext:value-type="float">
            <text:p>0.034091677</text:p>
          </table:table-cell>
          <table:table-cell office:value-type="string" calcext:value-type="string">
            <text:p>[-50,6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II 1334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 II 1036 <text:s/></text:p>
          </table:table-cell>
          <table:table-cell office:value-type="float" office:value="44.111443" calcext:value-type="float">
            <text:p>44.111443</text:p>
          </table:table-cell>
          <table:table-cell office:value-type="float" office:value="9.1196747" calcext:value-type="float">
            <text:p>9.1196747</text:p>
          </table:table-cell>
          <table:table-cell office:value-type="float" office:value="13.630249" calcext:value-type="float">
            <text:p>13.630249</text:p>
          </table:table-cell>
          <table:table-cell office:value-type="float" office:value="0.043666988" calcext:value-type="float">
            <text:p>0.043666988</text:p>
          </table:table-cell>
          <table:table-cell office:value-type="string" calcext:value-type="string">
            <text:p>[-50,6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 II</text:p>
          </table:table-cell>
          <table:table-cell table:number-columns-repeated="2"/>
          <table:table-cell office:value-type="float" office:value="13.704013" calcext:value-type="float">
            <text:p>13.704013</text:p>
          </table:table-cell>
          <table:table-cell office:value-type="float" office:value="0.051202" calcext:value-type="float">
            <text:p>0.051202</text:p>
          </table:table-cell>
          <table:table-cell/>
          <table:table-cell office:value-type="float" office:value="19.52857" calcext:value-type="float">
            <text:p>19.52857</text:p>
          </table:table-cell>
          <table:table-cell office:value-type="float" office:value="3.76563" calcext:value-type="float">
            <text:p>3.76563</text:p>
          </table:table-cell>
          <table:table-cell office:value-type="float" office:value="13.704013" calcext:value-type="float">
            <text:p>13.704013</text:p>
          </table:table-cell>
          <table:table-cell office:value-type="float" office:value="0.051202" calcext:value-type="float">
            <text:p>0.051202</text:p>
          </table:table-cell>
          <table:table-cell/>
        </table:table-row>
        <table:table-row table:style-name="ro2">
          <table:table-cell office:value-type="string" calcext:value-type="string">
            <text:p>C III 977 <text:s/></text:p>
          </table:table-cell>
          <table:table-cell office:value-type="float" office:value="255.2908" calcext:value-type="float">
            <text:p>255.2908</text:p>
          </table:table-cell>
          <table:table-cell office:value-type="float" office:value="9.0273838" calcext:value-type="float">
            <text:p>9.0273838</text:p>
          </table:table-cell>
          <table:table-cell office:value-type="float" office:value="13.905271" calcext:value-type="float">
            <text:p>13.905271</text:p>
          </table:table-cell>
          <table:table-cell office:value-type="float" office:value="0.036182276" calcext:value-type="float">
            <text:p>0.036182276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III</text:p>
          </table:table-cell>
          <table:table-cell table:number-columns-repeated="2"/>
          <table:table-cell office:value-type="float" office:value="14.06174" calcext:value-type="float">
            <text:p>14.06174</text:p>
          </table:table-cell>
          <table:table-cell office:value-type="float" office:value="0.054212" calcext:value-type="float">
            <text:p>0.054212</text:p>
          </table:table-cell>
          <table:table-cell/>
          <table:table-cell office:value-type="float" office:value="21.67845" calcext:value-type="float">
            <text:p>21.67845</text:p>
          </table:table-cell>
          <table:table-cell office:value-type="float" office:value="0.66275" calcext:value-type="float">
            <text:p>0.66275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58" calcext:value-type="float">
            <text:p>0.158</text:p>
          </table:table-cell>
          <table:table-cell/>
        </table:table-row>
        <table:table-row table:style-name="ro2">
          <table:table-cell office:value-type="string" calcext:value-type="string">
            <text:p>C IV 1548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 IV 1550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 II 1083 <text:s/></text:p>
          </table:table-cell>
          <table:table-cell office:value-type="string" calcext:value-type="string">
            <text:p>&lt;43</text:p>
          </table:table-cell>
          <table:table-cell office:value-type="float" office:value="42.35392" calcext:value-type="float">
            <text:p>42.35392</text:p>
          </table:table-cell>
          <table:table-cell office:value-type="string" calcext:value-type="string">
            <text:p>&lt;13.6</text:p>
          </table:table-cell>
          <table:table-cell office:value-type="float" office:value="13.596395" calcext:value-type="float">
            <text:p>13.596395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 II 915 <text:s text:c="2"/></text:p>
          </table:table-cell>
          <table:table-cell office:value-type="string" calcext:value-type="string">
            <text:p>&lt;25</text:p>
          </table:table-cell>
          <table:table-cell office:value-type="float" office:value="24.737373" calcext:value-type="float">
            <text:p>24.737373</text:p>
          </table:table-cell>
          <table:table-cell office:value-type="string" calcext:value-type="string">
            <text:p>&lt;13.4</text:p>
          </table:table-cell>
          <table:table-cell office:value-type="float" office:value="13.361673" calcext:value-type="float">
            <text:p>13.361673</text:p>
          </table:table-cell>
          <table:table-cell office:value-type="string" calcext:value-type="string">
            <text:p>[-57,2]</text:p>
          </table:table-cell>
          <table:table-cell table:number-columns-repeated="4"/>
          <table:table-cell office:value-type="string" calcext:value-type="string">
            <text:p>Lies in the break region</text:p>
          </table:table-cell>
        </table:table-row>
        <table:table-row table:style-name="ro2">
          <table:table-cell office:value-type="string" calcext:value-type="string">
            <text:p>N III 989 <text:s/></text:p>
          </table:table-cell>
          <table:table-cell office:value-type="float" office:value="51.967098" calcext:value-type="float">
            <text:p>51.967098</text:p>
          </table:table-cell>
          <table:table-cell office:value-type="float" office:value="11.385948" calcext:value-type="float">
            <text:p>11.385948</text:p>
          </table:table-cell>
          <table:table-cell office:value-type="float" office:value="13.831169" calcext:value-type="float">
            <text:p>13.831169</text:p>
          </table:table-cell>
          <table:table-cell office:value-type="float" office:value="0.052440147" calcext:value-type="float">
            <text:p>0.052440147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 III 685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 III 684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 III</text:p>
          </table:table-cell>
          <table:table-cell table:number-columns-repeated="2"/>
          <table:table-cell office:value-type="float" office:value="13.795373" calcext:value-type="float">
            <text:p>13.795373</text:p>
          </table:table-cell>
          <table:table-cell office:value-type="float" office:value="0.065222" calcext:value-type="float">
            <text:p>0.065222</text:p>
          </table:table-cell>
          <table:table-cell/>
          <table:table-cell office:value-type="float" office:value="17.27244" calcext:value-type="float">
            <text:p>17.27244</text:p>
          </table:table-cell>
          <table:table-cell office:value-type="float" office:value="8.90123" calcext:value-type="float">
            <text:p>8.90123</text:p>
          </table:table-cell>
          <table:table-cell office:value-type="float" office:value="13.783" calcext:value-type="float">
            <text:p>13.783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2">
          <table:table-cell office:value-type="string" calcext:value-type="string">
            <text:p>N IV 765 <text:s text:c="2"/></text:p>
          </table:table-cell>
          <table:table-cell table:number-columns-repeated="9"/>
          <table:table-cell office:value-type="string" calcext:value-type="string">
            <text:p>Lies in the Lyman break region</text:p>
          </table:table-cell>
        </table:table-row>
        <table:table-row table:style-name="ro2">
          <table:table-cell office:value-type="string" calcext:value-type="string">
            <text:p>N V 1238 <text:s text:c="2"/></text:p>
          </table:table-cell>
          <table:table-cell office:value-type="string" calcext:value-type="string">
            <text:p>&lt;94</text:p>
          </table:table-cell>
          <table:table-cell office:value-type="float" office:value="93.200005" calcext:value-type="float">
            <text:p>93.200005</text:p>
          </table:table-cell>
          <table:table-cell office:value-type="string" calcext:value-type="string">
            <text:p>&lt;13.7</text:p>
          </table:table-cell>
          <table:table-cell office:value-type="float" office:value="13.64031" calcext:value-type="float">
            <text:p>13.64031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 V 1242 <text:s text:c="2"/></text:p>
          </table:table-cell>
          <table:table-cell office:value-type="string" calcext:value-type="string">
            <text:p>&lt;98</text:p>
          </table:table-cell>
          <table:table-cell office:value-type="float" office:value="97.624344" calcext:value-type="float">
            <text:p>97.624344</text:p>
          </table:table-cell>
          <table:table-cell office:value-type="string" calcext:value-type="string">
            <text:p>&lt;14.0</text:p>
          </table:table-cell>
          <table:table-cell office:value-type="float" office:value="13.960191" calcext:value-type="float">
            <text:p>13.960191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 II 834 <text:s text:c="2"/></text:p>
          </table:table-cell>
          <table:table-cell office:value-type="float" office:value="274.20618" calcext:value-type="float">
            <text:p>274.20618</text:p>
          </table:table-cell>
          <table:table-cell office:value-type="float" office:value="13.244999" calcext:value-type="float">
            <text:p>13.244999</text:p>
          </table:table-cell>
          <table:table-cell office:value-type="float" office:value="14.799319" calcext:value-type="float">
            <text:p>14.799319</text:p>
          </table:table-cell>
          <table:table-cell office:value-type="float" office:value="0.064755597" calcext:value-type="float">
            <text:p>0.064755597</text:p>
          </table:table-cell>
          <table:table-cell office:value-type="string" calcext:value-type="string">
            <text:p>[-150,50]</text:p>
          </table:table-cell>
          <table:table-cell table:number-columns-repeated="4"/>
          <table:table-cell office:value-type="string" calcext:value-type="string">
            <text:p>Ambiguity over O II lines</text:p>
          </table:table-cell>
        </table:table-row>
        <table:table-row table:style-name="ro2">
          <table:table-cell office:value-type="string" calcext:value-type="string">
            <text:p>O II 833 <text:s text:c="2"/></text:p>
          </table:table-cell>
          <table:table-cell office:value-type="float" office:value="42.077347" calcext:value-type="float">
            <text:p>42.077347</text:p>
          </table:table-cell>
          <table:table-cell office:value-type="float" office:value="10.036479" calcext:value-type="float">
            <text:p>10.036479</text:p>
          </table:table-cell>
          <table:table-cell office:value-type="float" office:value="13.989768" calcext:value-type="float">
            <text:p>13.989768</text:p>
          </table:table-cell>
          <table:table-cell office:value-type="float" office:value="0.069139284" calcext:value-type="float">
            <text:p>0.069139284</text:p>
          </table:table-cell>
          <table:table-cell office:value-type="string" calcext:value-type="string">
            <text:p>[-30,3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 II 832 <text:s text:c="2"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office:value-type="float" office:value="15.207778" calcext:value-type="float">
            <text:p>15.2077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70,14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 II</text:p>
          </table:table-cell>
          <table:table-cell table:number-columns-repeated="9"/>
          <table:table-cell office:value-type="string" calcext:value-type="string">
            <text:p>Contamination</text:p>
          </table:table-cell>
        </table:table-row>
        <table:table-row table:style-name="ro2">
          <table:table-cell office:value-type="string" calcext:value-type="string">
            <text:p>O III 702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 III 832 <text:s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office:value-type="float" office:value="14.829678" calcext:value-type="float">
            <text:p>14.8296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130,80]</text:p>
          </table:table-cell>
          <table:table-cell table:number-columns-repeated="4"/>
          <table:table-cell office:value-type="string" calcext:value-type="string">
            <text:p>It seems to be O III but the amplitude is unnecessarily high (maybe some sort of contamination)</text:p>
          </table:table-cell>
        </table:table-row>
        <table:table-row table:style-name="ro2">
          <table:table-cell office:value-type="string" calcext:value-type="string">
            <text:p>O III</text:p>
          </table:table-cell>
          <table:table-cell table:number-columns-repeated="2"/>
          <table:table-cell office:value-type="float" office:value="14.844858" calcext:value-type="float">
            <text:p>14.844858</text:p>
          </table:table-cell>
          <table:table-cell office:value-type="float" office:value="0.182021" calcext:value-type="float">
            <text:p>0.182021</text:p>
          </table:table-cell>
          <table:table-cell/>
          <table:table-cell office:value-type="float" office:value="21.75583" calcext:value-type="float">
            <text:p>21.75583</text:p>
          </table:table-cell>
          <table:table-cell office:value-type="float" office:value="3.52088" calcext:value-type="float">
            <text:p>3.52088</text:p>
          </table:table-cell>
          <table:table-cell office:value-type="float" office:value="15.228" calcext:value-type="float">
            <text:p>15.228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2">
          <table:table-cell office:value-type="string" calcext:value-type="string">
            <text:p>O IV 554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 IV 553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 IV 608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 IV 787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 V 629 <text:s text:c="3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 VI 1031 <text:s/></text:p>
          </table:table-cell>
          <table:table-cell office:value-type="float" office:value="208.00789" calcext:value-type="float">
            <text:p>208.00789</text:p>
          </table:table-cell>
          <table:table-cell office:value-type="float" office:value="11.416915" calcext:value-type="float">
            <text:p>11.416915</text:p>
          </table:table-cell>
          <table:table-cell office:value-type="float" office:value="14.335681" calcext:value-type="float">
            <text:p>14.335681</text:p>
          </table:table-cell>
          <table:table-cell office:value-type="float" office:value="0.022732147" calcext:value-type="float">
            <text:p>0.022732147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 VI 1037 <text:s/></text:p>
          </table:table-cell>
          <table:table-cell office:value-type="float" office:value="115.9499" calcext:value-type="float">
            <text:p>115.9499</text:p>
          </table:table-cell>
          <table:table-cell office:value-type="float" office:value="12.130836" calcext:value-type="float">
            <text:p>12.130836</text:p>
          </table:table-cell>
          <table:table-cell office:value-type="float" office:value="14.349694" calcext:value-type="float">
            <text:p>14.349694</text:p>
          </table:table-cell>
          <table:table-cell office:value-type="float" office:value="0.033256428" calcext:value-type="float">
            <text:p>0.033256428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 VI</text:p>
          </table:table-cell>
          <table:table-cell table:number-columns-repeated="2"/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/>
          <table:table-cell office:value-type="float" office:value="51.73376" calcext:value-type="float">
            <text:p>51.73376</text:p>
          </table:table-cell>
          <table:table-cell office:value-type="float" office:value="3.61867" calcext:value-type="float">
            <text:p>3.61867</text:p>
          </table:table-cell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/>
        </table:table-row>
        <table:table-row table:style-name="ro2">
          <table:table-cell office:value-type="string" calcext:value-type="string">
            <text:p>Ne V 568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 VI 558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 VIII 77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 VIII 78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g II 1240 </text:p>
          </table:table-cell>
          <table:table-cell office:value-type="float" office:value="61.564854" calcext:value-type="float">
            <text:p>61.564854</text:p>
          </table:table-cell>
          <table:table-cell office:value-type="float" office:value="30.868597" calcext:value-type="float">
            <text:p>30.868597</text:p>
          </table:table-cell>
          <table:table-cell office:value-type="float" office:value="16.679323" calcext:value-type="float">
            <text:p>16.679323</text:p>
          </table:table-cell>
          <table:table-cell office:value-type="float" office:value="0.28234082" calcext:value-type="float">
            <text:p>0.28234082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Probably no Mg II because strength of 1239 &gt; 1240</text:p>
          </table:table-cell>
        </table:table-row>
        <table:table-row table:style-name="ro2">
          <table:table-cell office:value-type="string" calcext:value-type="string">
            <text:p>Mg II 1239 </text:p>
          </table:table-cell>
          <table:table-cell office:value-type="string" calcext:value-type="string">
            <text:p>&lt;94</text:p>
          </table:table-cell>
          <table:table-cell office:value-type="float" office:value="93.967369" calcext:value-type="float">
            <text:p>93.967369</text:p>
          </table:table-cell>
          <table:table-cell office:value-type="string" calcext:value-type="string">
            <text:p>&lt;16.5</text:p>
          </table:table-cell>
          <table:table-cell office:value-type="float" office:value="16.412487" calcext:value-type="float">
            <text:p>16.412487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 II 1670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 II 1526 </text:p>
          </table:table-cell>
          <table:table-cell table:number-columns-repeated="9"/>
          <table:table-cell table:style-name="Default"/>
        </table:table-row>
        <table:table-row table:style-name="ro2">
          <table:table-cell office:value-type="string" calcext:value-type="string">
            <text:p>Si II 1304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 II 1260 </text:p>
          </table:table-cell>
          <table:table-cell office:value-type="string" calcext:value-type="string">
            <text:p>&lt;135</text:p>
          </table:table-cell>
          <table:table-cell office:value-type="float" office:value="134.4678" calcext:value-type="float">
            <text:p>134.4678</text:p>
          </table:table-cell>
          <table:table-cell office:value-type="string" calcext:value-type="string">
            <text:p>&lt;13.0</text:p>
          </table:table-cell>
          <table:table-cell office:value-type="float" office:value="12.908516" calcext:value-type="float">
            <text:p>12.908516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 II 1193 </text:p>
          </table:table-cell>
          <table:table-cell office:value-type="string" calcext:value-type="string">
            <text:p>&lt;82</text:p>
          </table:table-cell>
          <table:table-cell office:value-type="float" office:value="81.130226" calcext:value-type="float">
            <text:p>81.130226</text:p>
          </table:table-cell>
          <table:table-cell office:value-type="string" calcext:value-type="string">
            <text:p>&lt;13.1</text:p>
          </table:table-cell>
          <table:table-cell office:value-type="float" office:value="13.043579" calcext:value-type="float">
            <text:p>13.043579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 II 1190 </text:p>
          </table:table-cell>
          <table:table-cell office:value-type="string" calcext:value-type="string">
            <text:p>&lt;82</text:p>
          </table:table-cell>
          <table:table-cell office:value-type="float" office:value="81.42646" calcext:value-type="float">
            <text:p>81.42646</text:p>
          </table:table-cell>
          <table:table-cell office:value-type="string" calcext:value-type="string">
            <text:p>&lt;13.4</text:p>
          </table:table-cell>
          <table:table-cell office:value-type="float" office:value="13.346797" calcext:value-type="float">
            <text:p>13.346797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 II 1020 </text:p>
          </table:table-cell>
          <table:table-cell office:value-type="string" calcext:value-type="string">
            <text:p>&lt;55</text:p>
          </table:table-cell>
          <table:table-cell office:value-type="float" office:value="54.562267" calcext:value-type="float">
            <text:p>54.562267</text:p>
          </table:table-cell>
          <table:table-cell office:value-type="string" calcext:value-type="string">
            <text:p>&lt;14.6</text:p>
          </table:table-cell>
          <table:table-cell office:value-type="float" office:value="14.546599" calcext:value-type="float">
            <text:p>14.546599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Taken as non-detection, maybe contamination, very less strength</text:p>
          </table:table-cell>
        </table:table-row>
        <table:table-row table:style-name="ro2">
          <table:table-cell office:value-type="string" calcext:value-type="string">
            <text:p>Si II 989 <text:s/></text:p>
          </table:table-cell>
          <table:table-cell office:value-type="float" office:value="50.229946" calcext:value-type="float">
            <text:p>50.229946</text:p>
          </table:table-cell>
          <table:table-cell office:value-type="float" office:value="11.42749" calcext:value-type="float">
            <text:p>11.42749</text:p>
          </table:table-cell>
          <table:table-cell office:value-type="float" office:value="13.612445" calcext:value-type="float">
            <text:p>13.612445</text:p>
          </table:table-cell>
          <table:table-cell office:value-type="float" office:value="0.054096185" calcext:value-type="float">
            <text:p>0.054096185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Contamination as higher and strong lines are missiing</text:p>
          </table:table-cell>
        </table:table-row>
        <table:table-row table:style-name="ro2">
          <table:table-cell office:value-type="string" calcext:value-type="string">
            <text:p>Si III 1206</text:p>
          </table:table-cell>
          <table:table-cell office:value-type="float" office:value="268.65253" calcext:value-type="float">
            <text:p>268.65253</text:p>
          </table:table-cell>
          <table:table-cell office:value-type="float" office:value="24.435003" calcext:value-type="float">
            <text:p>24.435003</text:p>
          </table:table-cell>
          <table:table-cell office:value-type="float" office:value="13.417691" calcext:value-type="float">
            <text:p>13.417691</text:p>
          </table:table-cell>
          <table:table-cell office:value-type="float" office:value="0.27665093" calcext:value-type="float">
            <text:p>0.27665093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Very strong line (strengthwise)</text:p>
          </table:table-cell>
        </table:table-row>
        <table:table-row table:style-name="ro2">
          <table:table-cell office:value-type="string" calcext:value-type="string">
            <text:p>Si III</text:p>
          </table:table-cell>
          <table:table-cell table:number-columns-repeated="2"/>
          <table:table-cell office:value-type="float" office:value="13.504764" calcext:value-type="float">
            <text:p>13.504764</text:p>
          </table:table-cell>
          <table:table-cell office:value-type="float" office:value="0.070026" calcext:value-type="float">
            <text:p>0.070026</text:p>
          </table:table-cell>
          <table:table-cell/>
          <table:table-cell office:value-type="float" office:value="21.85334" calcext:value-type="float">
            <text:p>21.85334</text:p>
          </table:table-cell>
          <table:table-cell office:value-type="float" office:value="1.35652" calcext:value-type="float">
            <text:p>1.35652</text:p>
          </table:table-cell>
          <table:table-cell office:value-type="float" office:value="13.799" calcext:value-type="float">
            <text:p>13.799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2">
          <table:table-cell office:value-type="string" calcext:value-type="string">
            <text:p>Si IV 1393 </text:p>
          </table:table-cell>
          <table:table-cell table:number-columns-repeated="9"/>
          <table:table-cell office:value-type="string" calcext:value-type="string">
            <text:p>Taken as detection but looks like contamination</text:p>
          </table:table-cell>
        </table:table-row>
        <table:table-row table:style-name="ro2">
          <table:table-cell office:value-type="string" calcext:value-type="string">
            <text:p>Si IV 1402 </text:p>
          </table:table-cell>
          <table:table-cell table:number-columns-repeated="9"/>
          <table:table-cell table:style-name="Default"/>
        </table:table-row>
        <table:table-row table:style-name="ro2">
          <table:table-cell office:value-type="string" calcext:value-type="string">
            <text:p>S II 1259 <text:s/></text:p>
          </table:table-cell>
          <table:table-cell office:value-type="float" office:value="663.17206" calcext:value-type="float">
            <text:p>663.17206</text:p>
          </table:table-cell>
          <table:table-cell office:value-type="float" office:value="26.424858" calcext:value-type="float">
            <text:p>26.424858</text:p>
          </table:table-cell>
          <table:table-cell office:value-type="string" calcext:value-type="string">
            <text:p>&gt;15.8</text:p>
          </table:table-cell>
          <table:table-cell office:value-type="float" office:value="432.27913" calcext:value-type="float">
            <text:p>432.27913</text:p>
          </table:table-cell>
          <table:table-cell office:value-type="string" calcext:value-type="string">
            <text:p>[-110,90]</text:p>
          </table:table-cell>
          <table:table-cell table:number-columns-repeated="4"/>
          <table:table-cell office:value-type="string" calcext:value-type="string">
            <text:p><text:s/>It could be contamination as other S II lines are absent</text:p>
          </table:table-cell>
        </table:table-row>
        <table:table-row table:style-name="ro2">
          <table:table-cell office:value-type="string" calcext:value-type="string">
            <text:p>S II 1253 <text:s/></text:p>
          </table:table-cell>
          <table:table-cell office:value-type="string" calcext:value-type="string">
            <text:p>&lt;96</text:p>
          </table:table-cell>
          <table:table-cell office:value-type="float" office:value="95.160553" calcext:value-type="float">
            <text:p>95.160553</text:p>
          </table:table-cell>
          <table:table-cell office:value-type="string" calcext:value-type="string">
            <text:p>&lt;14.8</text:p>
          </table:table-cell>
          <table:table-cell office:value-type="float" office:value="14.798176" calcext:value-type="float">
            <text:p>14.798176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 II 1250 <text:s/></text:p>
          </table:table-cell>
          <table:table-cell office:value-type="string" calcext:value-type="string">
            <text:p>&lt;98</text:p>
          </table:table-cell>
          <table:table-cell office:value-type="float" office:value="97.690407" calcext:value-type="float">
            <text:p>97.690407</text:p>
          </table:table-cell>
          <table:table-cell office:value-type="string" calcext:value-type="string">
            <text:p>&lt;15.2</text:p>
          </table:table-cell>
          <table:table-cell office:value-type="float" office:value="15.111802" calcext:value-type="float">
            <text:p>15.111802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 III 1190 </text:p>
          </table:table-cell>
          <table:table-cell office:value-type="string" calcext:value-type="string">
            <text:p>&lt;82</text:p>
          </table:table-cell>
          <table:table-cell office:value-type="float" office:value="81.32856" calcext:value-type="float">
            <text:p>81.32856</text:p>
          </table:table-cell>
          <table:table-cell office:value-type="string" calcext:value-type="string">
            <text:p>&lt;14.5</text:p>
          </table:table-cell>
          <table:table-cell office:value-type="float" office:value="14.466043" calcext:value-type="float">
            <text:p>14.466043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S III 1012 </text:p>
          </table:table-cell>
          <table:table-cell office:value-type="string" calcext:value-type="string">
            <text:p>&lt;40</text:p>
          </table:table-cell>
          <table:table-cell office:value-type="float" office:value="39.721317" calcext:value-type="float">
            <text:p>39.721317</text:p>
          </table:table-cell>
          <table:table-cell office:value-type="string" calcext:value-type="string">
            <text:p>&lt;14.1</text:p>
          </table:table-cell>
          <table:table-cell office:value-type="float" office:value="14.090815" calcext:value-type="float">
            <text:p>14.090815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 IV 1062 <text:s/></text:p>
          </table:table-cell>
          <table:table-cell office:value-type="string" calcext:value-type="string">
            <text:p>&lt;40</text:p>
          </table:table-cell>
          <table:table-cell office:value-type="float" office:value="39.457031" calcext:value-type="float">
            <text:p>39.457031</text:p>
          </table:table-cell>
          <table:table-cell office:value-type="string" calcext:value-type="string">
            <text:p>&lt;14.0</text:p>
          </table:table-cell>
          <table:table-cell office:value-type="float" office:value="13.994194" calcext:value-type="float">
            <text:p>13.994194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 IV 748 <text:s text:c="2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 V 786 <text:s text:c="3"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 VI 944 <text:s text:c="2"/></text:p>
          </table:table-cell>
          <table:table-cell office:value-type="string" calcext:value-type="string">
            <text:p>&lt;38</text:p>
          </table:table-cell>
          <table:table-cell office:value-type="float" office:value="37.165794" calcext:value-type="float">
            <text:p>37.165794</text:p>
          </table:table-cell>
          <table:table-cell office:value-type="float" office:value="0" calcext:value-type="float">
            <text:p>0</text:p>
          </table:table-cell>
          <table:table-cell office:value-type="float" office:value="13.333874" calcext:value-type="float">
            <text:p>13.333874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 VI 933 <text:s text:c="2"/></text:p>
          </table:table-cell>
          <table:table-cell office:value-type="string" calcext:value-type="string">
            <text:p>&lt;57</text:p>
          </table:table-cell>
          <table:table-cell office:value-type="float" office:value="56.723377" calcext:value-type="float">
            <text:p>56.723377</text:p>
          </table:table-cell>
          <table:table-cell office:value-type="float" office:value="0" calcext:value-type="float">
            <text:p>0</text:p>
          </table:table-cell>
          <table:table-cell office:value-type="float" office:value="13.221626" calcext:value-type="float">
            <text:p>13.221626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Heavily ruined by emission line</text:p>
          </table:table-cell>
        </table:table-row>
        <table:table-row table:style-name="ro2">
          <table:table-cell office:value-type="string" calcext:value-type="string">
            <text:p>Cl I 1347 <text:s/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i III 12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e II 1260 </text:p>
          </table:table-cell>
          <table:table-cell office:value-type="string" calcext:value-type="string">
            <text:p>&lt;137</text:p>
          </table:table-cell>
          <table:table-cell office:value-type="float" office:value="136.18309" calcext:value-type="float">
            <text:p>136.18309</text:p>
          </table:table-cell>
          <table:table-cell office:value-type="string" calcext:value-type="string">
            <text:p>&lt;14.6</text:p>
          </table:table-cell>
          <table:table-cell office:value-type="float" office:value="14.587886" calcext:value-type="float">
            <text:p>14.587886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Fe II 1144 </text:p>
          </table:table-cell>
          <table:table-cell office:value-type="string" calcext:value-type="string">
            <text:p>&lt;74</text:p>
          </table:table-cell>
          <table:table-cell office:value-type="float" office:value="73.999168" calcext:value-type="float">
            <text:p>73.999168</text:p>
          </table:table-cell>
          <table:table-cell office:value-type="string" calcext:value-type="string">
            <text:p>&lt;13.9</text:p>
          </table:table-cell>
          <table:table-cell office:value-type="float" office:value="13.885396" calcext:value-type="float">
            <text:p>13.885396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 III 1122</text:p>
          </table:table-cell>
          <table:table-cell office:value-type="string" calcext:value-type="string">
            <text:p>&lt;69</text:p>
          </table:table-cell>
          <table:table-cell office:value-type="float" office:value="68.21566" calcext:value-type="float">
            <text:p>68.21566</text:p>
          </table:table-cell>
          <table:table-cell office:value-type="string" calcext:value-type="string">
            <text:p>&lt;14.1</text:p>
          </table:table-cell>
          <table:table-cell office:value-type="float" office:value="14.050705" calcext:value-type="float">
            <text:p>14.050705</text:p>
          </table:table-cell>
          <table:table-cell office:value-type="string" calcext:value-type="string">
            <text:p>[-100,100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32:26.717260663</meta:creation-date>
    <dc:date>2019-10-14T09:33:08.333831865</dc:date>
    <meta:editing-duration>PT42S</meta:editing-duration>
    <meta:editing-cycles>1</meta:editing-cycles>
    <meta:document-statistic meta:table-count="1" meta:cell-count="498" meta:object-count="0"/>
    <meta:generator>LibreOffice/6.0.7.3$Linux_X86_64 LibreOffice_project/00m0$Build-3</meta:generator>
  </office:meta>
</office:document-meta>
</file>